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extLoaderListener.contextDestroyed( ServletContextEven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LoaderListener.contextInitialized( ServletContextEven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LoaderListener.getServl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